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ktør, Pre-betingelser, Detaljert beskrivelse, Post-betingelser</text:p>
      <text:p text:style-name="Standard"/>
      <text:p text:style-name="Standard">Log in, Edit user, Edit sheep, New sheep, Watch map, Get shep info, Send alarm</text:p>
      <text:p text:style-name="Standard"/>
      <text:p text:style-name="Standard"/>
      <table:table table:name="Tabell1" table:style-name="Tabell1">
        <table:table-column table:style-name="Tabell1.A" table:number-columns-repeated="3"/>
        <table:table-column table:style-name="Tabell1.D"/>
        <table:table-row>
          <table:table-cell table:style-name="Tabell1.A1" office:value-type="string">
            <text:p text:style-name="P1">Aktører</text:p>
          </table:table-cell>
          <table:table-cell table:style-name="Tabell1.A1" office:value-type="string">
            <text:p text:style-name="P1">Pre-betingelser</text:p>
          </table:table-cell>
          <table:table-cell table:style-name="Tabell1.A1" office:value-type="string">
            <text:p text:style-name="P1">Detaljert beskrivelse</text:p>
          </table:table-cell>
          <table:table-cell table:style-name="Tabell1.D1" office:value-type="string">
            <text:p text:style-name="P1">Post-betingelser</text:p>
          </table:table-cell>
        </table:table-row>
        <table:table-row>
          <table:table-cell table:style-name="Tabell1.A2" office:value-type="string">
            <text:p text:style-name="Table_20_Contents">Klient</text:p>
          </table:table-cell>
          <table:table-cell table:style-name="Tabell1.A2" office:value-type="string">
            <text:p text:style-name="Table_20_Contents">Brukernavn og passord</text:p>
          </table:table-cell>
          <table:table-cell table:style-name="Tabell1.A2" office:value-type="string">
            <text:p text:style-name="Table_20_Contents">Logge inn på system</text:p>
          </table:table-cell>
          <table:table-cell table:style-name="Tabell1.D2" office:value-type="string">
            <text:p text:style-name="Table_20_Contents">Hvis riktig brukernavn og passord: Klienten er nå logget inn.</text:p>
            <text:p text:style-name="Table_20_Contents">Hvis brukernavn eller passord er feil: Klienten blir ikke logget inn.</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 med admin-bruker</text:p>
          </table:table-cell>
          <table:table-cell table:style-name="Tabell1.A2" office:value-type="string">
            <text:p text:style-name="Table_20_Contents">Forandre rettigheter til brukere med mulighet til å gjøre dem til admin</text:p>
          </table:table-cell>
          <table:table-cell table:style-name="Tabell1.D2" office:value-type="string">
            <text:p text:style-name="Table_20_Contents">En annen brukers rettigheter rykkes opp til admin og systemet oppdateres.</text:p>
            <text:p text:style-name="Table_20_Contents">Hvis du ikke er logget inn som admin kommer ikke denne muligheten opp.</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 og klienten er admin</text:p>
          </table:table-cell>
          <table:table-cell table:style-name="Tabell1.A2" office:value-type="string">
            <text:p text:style-name="Table_20_Contents">Legge til ny(e) sau(er)</text:p>
          </table:table-cell>
          <table:table-cell table:style-name="Tabell1.D2" office:value-type="string">
            <text:p text:style-name="Table_20_Contents">Ny sau legges til og systemet oppdateres.</text:p>
            <text:p text:style-name="Table_20_Contents">Hvis du ikke er logget inn som admin kommer ikke denne muligheten opp.</text:p>
            <text:p text:style-name="Table_20_Contents">Hvis du legger til en sau med samme ID som en eksisterende sau eller en nonsensical alder så blir ikke den nye sauen godtatt.</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text:p>
          </table:table-cell>
          <table:table-cell table:style-name="Tabell1.A2" office:value-type="string">
            <text:p text:style-name="Table_20_Contents">Se oppdatert saue-info</text:p>
          </table:table-cell>
          <table:table-cell table:style-name="Tabell1.D2" office:value-type="string">
            <text:p text:style-name="Table_20_Contents">Saue-info vises.</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text:p>
          </table:table-cell>
          <table:table-cell table:style-name="Tabell1.A2" office:value-type="string">
            <text:p text:style-name="Table_20_Contents">Se kart</text:p>
          </table:table-cell>
          <table:table-cell table:style-name="Tabell1.D2" office:value-type="string">
            <text:p text:style-name="Table_20_Contents">Kart vises på den på den måten brukeren spesifiserer og systemet tillater.</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 og klienten er admin</text:p>
          </table:table-cell>
          <table:table-cell table:style-name="Tabell1.A2" office:value-type="string">
            <text:p text:style-name="Table_20_Contents">Redigere saue-info</text:p>
          </table:table-cell>
          <table:table-cell table:style-name="Tabell1.D2" office:value-type="string">
            <text:p text:style-name="Table_20_Contents">Saue-infoen redigeres til noe som er innenfor rimelighetens grenser.</text:p>
            <text:p text:style-name="Table_20_Contents">Hvis du ikke er logget inn med admin-bruker har du ikke mulighet til å redigere saue-info. Hvis du redigerer til noe som ikke passer inn med systemets regler for hva som er <text:soft-page-break/>rimelig, godtas ikke endringen.</text:p>
          </table:table-cell>
        </table:table-row>
        <table:table-row>
          <table:table-cell table:style-name="Tabell1.A2" office:value-type="string">
            <text:p text:style-name="Table_20_Contents">Klient</text:p>
          </table:table-cell>
          <table:table-cell table:style-name="Tabell1.A2" office:value-type="string">
            <text:p text:style-name="Table_20_Contents">Klienten er logget inn og klienten er admin</text:p>
          </table:table-cell>
          <table:table-cell table:style-name="Tabell1.A2" office:value-type="string">
            <text:p text:style-name="Table_20_Contents">Fjerne “alarm-stempel” </text:p>
          </table:table-cell>
          <table:table-cell table:style-name="Tabell1.D2" office:value-type="string">
            <text:p text:style-name="Table_20_Contents">Systemet registrerer alarmen som registrert/behandlet, og sauen er ikke lenger markert med rød farge, og kommer ikke lenger automatisk over sauer uten “alarm-stempel” på lista.</text:p>
            <text:p text:style-name="Table_20_Contents">Hvis du ikke er logget inn som admin kan du ikke fjerne “alarm-stempelet”.</text:p>
            <text:p text:style-name="Table_20_Contents"/>
          </table:table-cell>
        </table:table-row>
        <table:table-row>
          <table:table-cell table:style-name="Tabell1.A2" office:value-type="string">
            <text:p text:style-name="Table_20_Contents">Sau</text:p>
          </table:table-cell>
          <table:table-cell table:style-name="Tabell1.A2" office:value-type="string">
            <text:p text:style-name="Table_20_Contents">Tracking-båndet rundt halsen til sauen er aktiv og registrerer angrep. </text:p>
          </table:table-cell>
          <table:table-cell table:style-name="Tabell1.A2" office:value-type="string">
            <text:p text:style-name="Table_20_Contents">Send alarm</text:p>
          </table:table-cell>
          <table:table-cell table:style-name="Tabell1.D2" office:value-type="string">
            <text:p text:style-name="Table_20_Contents">Systemet motar alarmen og oppdateres deretter.</text:p>
            <text:p text:style-name="Table_20_Contents">Systemet sender mobil-melding og e-mail til alle brukere som er knyttet opp mot gården det dreier seg om.</text:p>
          </table:table-cell>
        </table:table-row>
      </table:table>
      <text:p text:style-name="Standard"/>
      <text:p text:style-name="Standard"/>
      <text:p text:style-name="Standard">Vi registrerer at noen ting blir utelatt når serveren utelates som aktør. For eksempel utelates det at serveren sender ut alarm hvis den ikke mottar data fra en eller flere av sauene sine tracking-bå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 Barstad</meta:initial-creator>
    <meta:creation-date>2012-09-26T14:02:18</meta:creation-date>
    <dc:date>2012-10-09T12:10:09</dc:date>
    <dc:creator>Tor Barstad</dc:creator>
    <meta:editing-duration>P1DT9H24M13S</meta:editing-duration>
    <meta:editing-cycles>19</meta:editing-cycles>
    <meta:generator>OpenOffice.org/3.3$Unix OpenOffice.org_project/330m20$Build-9567</meta:generator>
    <meta:document-statistic meta:table-count="1" meta:image-count="0" meta:object-count="0" meta:page-count="2" meta:paragraph-count="46" meta:word-count="362" meta:character-count="2216"/>
  </office:meta>
</office:document-meta>
</file>